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l-die-hard-80-iterations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85.61875" calcext:value-type="float">
            <text:p>85.61875</text:p>
          </table:table-cell>
          <table:table-cell office:value-type="float" office:value="197.875" calcext:value-type="float">
            <text:p>197.875</text:p>
          </table:table-cell>
          <table:table-cell office:value-type="float" office:value="29.89375" calcext:value-type="float">
            <text:p>29.89375</text:p>
          </table:table-cell>
          <table:table-cell table:number-columns-repeated="8"/>
          <table:table-cell office:value-type="float" office:value="6.27333333333333" calcext:value-type="float">
            <text:p>6.2733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399]</text:p>
          </table:table-cell>
          <table:table-cell office:value-type="string" calcext:value-type="string">
            <text:p>convolution</text:p>
          </table:table-cell>
          <table:table-cell office:value-type="float" office:value="14.96875" calcext:value-type="float">
            <text:p>14.96875</text:p>
          </table:table-cell>
          <table:table-cell office:value-type="float" office:value="20.0125" calcext:value-type="float">
            <text:p>20.0125</text:p>
          </table:table-cell>
          <table:table-cell office:value-type="float" office:value="9.925" calcext:value-type="float">
            <text:p>9.92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SUM([.F4:.F5])+400" office:value-type="float" office:value="1200" calcext:value-type="float">
            <text:p>1200</text:p>
          </table:table-cell>
          <table:table-cell table:formula="of:=[.K3]/[.H3]" office:value-type="float" office:value="1" calcext:value-type="float">
            <text:p>1</text:p>
          </table:table-cell>
          <table:table-cell table:formula="of:=[.E4]+[.E5]+7/160" office:value-type="float" office:value="20.0125" calcext:value-type="float">
            <text:p>20.0125</text:p>
          </table:table-cell>
          <table:table-cell table:formula="of:=2*[.F4]*[.N4]/1 + 400" office:value-type="float" office:value="1200" calcext:value-type="float">
            <text:p>1200</text:p>
          </table:table-cell>
          <table:table-cell table:number-columns-repeated="2"/>
          <table:table-cell office:value-type="float" office:value="16.82" calcext:value-type="float">
            <text:p>16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00:799]</text:p>
          </table:table-cell>
          <table:table-cell office:value-type="string" calcext:value-type="string">
            <text:p>convolution</text:p>
          </table:table-cell>
          <table:table-cell office:value-type="float" office:value="35.325" calcext:value-type="float">
            <text:p>35.325</text:p>
          </table:table-cell>
          <table:table-cell office:value-type="float" office:value="88.93125" calcext:value-type="float">
            <text:p>88.93125</text:p>
          </table:table-cell>
          <table:table-cell office:value-type="float" office:value="14.925" calcext:value-type="float">
            <text:p>14.9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4]/[.H4]" office:value-type="float" office:value="8.41" calcext:value-type="float">
            <text:p>8.41</text:p>
          </table:table-cell>
          <table:table-cell table:formula="of:=[.E3]" office:value-type="float" office:value="9.925" calcext:value-type="float">
            <text:p>9.925</text:p>
          </table:table-cell>
          <table:table-cell table:formula="of:=1*[.F3]*[.N3]/2" office:value-type="float" office:value="3364" calcext:value-type="float">
            <text:p>3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00:1199]</text:p>
          </table:table-cell>
          <table:table-cell office:value-type="string" calcext:value-type="string">
            <text:p>convolution</text:p>
          </table:table-cell>
          <table:table-cell office:value-type="float" office:value="35.325" calcext:value-type="float">
            <text:p>35.325</text:p>
          </table:table-cell>
          <table:table-cell office:value-type="float" office:value="88.93125" calcext:value-type="float">
            <text:p>88.93125</text:p>
          </table:table-cell>
          <table:table-cell office:value-type="float" office:value="5.04375" calcext:value-type="float">
            <text:p>5.043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5]/[.H5]" office:value-type="float" office:value="8.41" calcext:value-type="float">
            <text:p>8.41</text:p>
          </table:table-cell>
          <table:table-cell table:formula="of:=[.E3]" office:value-type="float" office:value="9.925" calcext:value-type="float">
            <text:p>9.925</text:p>
          </table:table-cell>
          <table:table-cell table:formula="of:=1*[.F3]*[.N3]/2" office:value-type="float" office:value="3364" calcext:value-type="float">
            <text:p>3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02:41.6421872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2:06:05.770566221</dc:date>
    <dc:creator>Elkin Cruz</dc:creator>
    <meta:editing-duration>PT15M42S</meta:editing-duration>
    <meta:editing-cycles>3</meta:editing-cycles>
    <meta:generator>LibreOffice/7.2.3.2$Linux_X86_64 LibreOffice_project/20$Build-2</meta:generator>
    <meta:document-statistic meta:table-count="1" meta:cell-count="53" meta:object-count="0"/>
  </office:meta>
</office:document-meta>
</file>